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2.802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7.8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5in" svg:height="7.5933in" svg:x="1.9173in" svg:y="2.0909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Two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65">
            <text:p>865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1,-0.4403453222475946,0.14876565244048834,0.015651265159249306,1,0.5068768481723964,1,0.25288329273462296,-0.16290186578407884,1,0.24555197078734636,0.2573270951397717,-0.24020085344091058,-0.23090794868767262,0.31881503155454993,0.8688091980293393,0.2613921267911792,-0.7839306341484189,-0.21037689805258192,0.7294858922250569,0.4390210756100714,-0.8949032365344465,0.5458262329921126,-0.7275282759219408,-0.219531309325248,0.20185493759844486,0.4792003473266959,0.704184987116605,0.7545507328898483,-0.2000399432145059,0.08220891887322068,-0.8439392223954201,-0.3361561601050198,0.9240586599335074,-0.7182268467731774,0.3460067738778889,0.1662108674645424,0.445811630692333,-0.9753845264203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89">
            <text:p>298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1,-1,-0.22373381775915507,0.015651265159249306,1,0.5068768481723964,1,-0.4213257417547921,-0.16290186578407884,1,0.24555197078734636,0.2573270951397717,-0.24020085344091058,-0.23090794868767262,1,0.8688091980293393,0.2613921267911792,-0.7839306341484189,-0.21037689805258192,0.7294858922250569,0.4390210756100714,-0.3439050298635705,0.5458262329921126,-0.7275282759219408,-0.219531309325248,-0.5923543456814016,0.4792003473266959,0.704184987116605,0.7716259549517568,-0.5627242568127383,0.08220891887322068,-0.8439392223954201,0.3577459186058648,0.9240586599335074,-0.7182268467731774,0.3460067738778889,0.1662108674645424,0.445811630692333,-0.97538452642038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814">
            <text:p>281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1,-1,-0.22373381775915507,0.015651265159249306,1,0.5068768481723964,1,0.23385003708171626,-0.16290186578407884,1,0.24555197078734636,-0.45349221241353954,-0.24020085344091058,-0.23090794868767262,0.31881503155454993,0.8688091980293393,0.2613921267911792,-1,-0.21037689805258192,0.8817823568342646,0.4390210756100714,0.6824244239504484,-0.0857997520985182,-0.7275282759219408,-1,0.20185493759844486,0.35567141577407524,-0.4387136496426962,0.7716259549517568,0.30549146526868676,0.08220891887322068,-0.8439392223954201,0.3577459186058648,0.9240586599335074,-0.5326854331881015,0.3460067738778889,0.1662108674645424,0.445811630692333,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342">
            <text:p>1342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0.7648911312278086,-1,-0.20678327981597724,0.015651265159249306,1,0.5068768481723964,1,0.23385003708171626,-0.16290186578407884,1,0.24555197078734636,0.2573270951397717,-0.3173525371761751,-0.23090794868767262,0.31881503155454993,0.8688091980293393,0.2613921267911792,-1,0.4954848266729885,0.6175003550691577,0.4390210756100714,-0.3439050298635705,0.5458262329921126,-0.5659991265832719,-0.219531309325248,0.20185493759844486,0.35567141577407524,0.704184987116605,1,-0.5627242568127383,0.08220891887322068,-0.8439392223954201,0.3577459186058648,0.9240586599335074,-0.7182268467731774,0.3460067738778889,-1,0.3423729956692555,-0.97538452642038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20">
            <text:p>31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0.7648911312278086,-1,-0.20678327981597724,0.8210470176025517,1,0.5068768481723964,1,-0.005896247167510721,-0.16290186578407884,0.2911311126326078,0.808961811819461,0.2573270951397717,-0.3173525371761751,-0.23090794868767262,0.31881503155454993,0.8688091980293393,0.2613921267911792,-1,0.4954848266729885,0.6175003550691577,0.4390210756100714,-0.3439050298635705,0.5458262329921126,-0.7254705909690132,-0.219531309325248,0.20185493759844486,0.35567141577407524,0.704184987116605,1,-0.5627242568127383,0.08220891887322068,-0.8439392223954201,0.3577459186058648,0.9240586599335074,-0.7182268467731774,0.3460067738778889,-1,0.3423729956692555,-0.97538452642038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434">
            <text:p>3434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193425267845605,-0.6977807371877134,-0.7648911312278086,-1,-0.20678327981597724,0.015651265159249306,1,0.5068768481723964,1,-0.005896247167510721,-0.16290186578407884,0.2911311126326078,0.24555197078734636,0.2573270951397717,-0.3173525371761751,-0.23090794868767262,0.31881503155454993,0.8688091980293393,0.2613921267911792,-1,0.4954848266729885,0.6175003550691577,1,-0.3439050298635705,0.5458262329921126,-0.7254705909690132,-0.219531309325248,0.20185493759844486,0.35567141577407524,0.704184987116605,1,-0.19448881774270332,0.08220891887322068,-0.8157843912543459,0.42067309231889377,0.5477936367006111,-0.7182268467731774,0.3460067738778889,-1,-0.19077494689698615,-0.97538452642038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748">
            <text:p>2748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2373971352353692,-0.6977807371877134,-0.7648911312278086,-1,-0.20678327981597724,0.10606559776229758,1,0.5068768481723964,1,-0.005896247167510721,-0.16290186578407884,-0.16323813500677153,0.24555197078734636,0.2573270951397717,-0.3173525371761751,-0.23090794868767262,0.31881503155454993,0.49320489491512204,0.2613921267911792,-1,0.8334687755787831,0.6175003550691577,1,-0.3439050298635705,0.9543738270631597,-0.7254705909690132,1,0.20185493759844486,0.35567141577407524,0.704184987116605,1,-0.19448881774270332,-0.03891580650493906,-0.8157843912543459,0.3577459186058648,0.5477936367006111,-0.7182268467731774,0.21205266997193395,-1,-0.19077494689698615,-0.97538452642038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809">
            <text:p>2809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193425267845605,-0.6977807371877134,-0.7648911312278086,-1,-0.20678327981597724,0.26882672817819653,1,0.5477203231292478,0.41513576876811464,0.8594146686750708,-0.16290186578407884,-0.16323813500677153,0.24555197078734636,-0.4060532474472025,-0.3173525371761751,-0.23090794868767262,-0.08048294679720436,0.8688091980293393,0.2613921267911792,-0.5957835595556342,0.4954848266729885,0.6175003550691577,0.5818770468740391,-0.3439050298635705,0.5458262329921126,-0.7254705909690132,-0.219531309325248,0.20185493759844486,0.35567141577407524,0.9817596795767696,1,-0.19448881774270332,-0.283029886408687,-0.8157843912543459,0.3577459186058648,0.5477936367006111,-0.4403738480324349,0.21205266997193395,-1,0.12342035972570159,-0.93423152988660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2706">
            <text:p>2706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0.193425267845605,-0.6977807371877134,-0.7648911312278086,-1,-0.20678327981597724,0.26882672817819653,1,0.5477203231292478,1,0.8594146686750708,-0.3956284053870486,-0.16323813500677153,0.3858549015458528,-0.4060532474472025,-0.3173525371761751,-0.23090794868767262,-0.08048294679720436,0.8688091980293393,0.2613921267911792,-0.48052303359665294,0.4954848266729885,0.6175003550691577,0.5818770468740391,-0.3439050298635705,0.5458262329921126,-0.6871554245069403,-0.219531309325248,0.41451310324463475,0.35567141577407524,0.9817596795767696,1,-0.19448881774270332,-0.283029886408687,-0.47051204381793615,0.3577459186058648,0.5477936367006111,-0.8836498885728499,0.21205266997193395,-1,0.12342035972570159,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220">
            <text:p>3220</text:p>
          </table:table-cell>
          <table:table-cell office:value-type="float" office:value="0.8">
            <text:p>0.8</text:p>
          </table:table-cell>
          <table:table-cell office:value-type="float" office:value="0.02439">
            <text:p>0.02439</text:p>
          </table:table-cell>
          <table:table-cell office:value-type="string">
            <text:p>-0.11904034114782985,-0.6977807371877134,-0.7648911312278086,-0.8086415565722016,-0.3794719478301668,0.26882672817819653,1,0.5477203231292478,1,1,-0.3956284053870486,-0.16323813500677153,0.3858549015458528,-0.4060532474472025,-0.3173525371761751,-0.23090794868767262,-0.08048294679720436,0.8688091980293393,0.2613921267911792,-0.48052303359665294,0.4954848266729885,0.6175003550691577,0.5818770468740391,-0.3439050298635705,0.5458262329921126,-0.6871554245069403,-0.219531309325248,0.41451310324463475,0.5265243333327115,0.500029623170669,1,-0.19448881774270332,-0.283029886408687,-0.8157843912543459,0.3577459186058648,0.5477936367006111,-0.8836498885728499,0.16422479920313535,-1,0.12342035972570159,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8T05:01:51</dc:date>
    <dc:creator>Lettier </dc:creator>
    <meta:document-statistic meta:table-count="1" meta:cell-count="66" meta:object-count="1"/>
    <meta:generator>LibreOffice/4.0.2.2$Linux_X86_64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91cm" svg:height="19.288cm" xlink:href=".." xlink:type="simple" chart:class="chart:line" chart:style-name="ch1">
        <chart:title svg:x="13.902cm" svg:y="0.451cm" chart:style-name="ch2">
          <text:p>SimPL</text:p>
        </chart:title>
        <chart:subtitle svg:x="8.985cm" svg:y="2.135cm" chart:style-name="ch3">
          <text:p>Fitness of every 10th genertion top performer.</text:p>
        </chart:subtitle>
        <chart:legend svg:x="27.595cm" svg:y="10.074cm" style:legend-expansion="custom" chartooo:width="5.619cm" chartooo:height="0.943cm" style:legend-expansion-aspect-ratio="5.95864262990456" chart:style-name="ch4"/>
        <chart:plot-area chart:style-name="ch5" table:cell-range-address="Sheet1.B1:Sheet1.C11" chart:data-source-has-labels="both" svg:x="1.696cm" svg:y="3.965cm" svg:width="25.396cm" svg:height="13.447cm">
          <chartooo:coordinate-region svg:x="2.688cm" svg:y="4.164cm" svg:width="24.217cm" svg:height="12.601cm"/>
          <chart:axis chart:dimension="x" chart:name="primary-x" chart:style-name="ch6" chartooo:axis-type="auto">
            <chartooo:date-scale/>
            <chart:title svg:x="13.384cm" svg:y="17.844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243cm" svg:y="11.514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865">
                <text:p>86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20">
                <text:p>3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91cm" svg:height="19.288cm" xlink:href=".." xlink:type="simple" chart:class="chart:line" chart:style-name="ch1">
        <chart:title svg:x="13.902cm" svg:y="0.451cm" chart:style-name="ch2">
          <text:p>SimPL</text:p>
        </chart:title>
        <chart:subtitle svg:x="8.985cm" svg:y="2.135cm" chart:style-name="ch3">
          <text:p>Fitness of every 10th genertion top performer.</text:p>
        </chart:subtitle>
        <chart:legend svg:x="27.595cm" svg:y="10.074cm" style:legend-expansion="custom" chartooo:width="5.619cm" chartooo:height="0.943cm" style:legend-expansion-aspect-ratio="5.95864262990456" chart:style-name="ch4"/>
        <chart:plot-area chart:style-name="ch5" table:cell-range-address="Sheet1.B2:Sheet1.C11 Sheet1.C1:Sheet1.C1" chart:data-source-has-labels="both" svg:x="1.696cm" svg:y="3.965cm" svg:width="25.396cm" svg:height="13.447cm">
          <chartooo:coordinate-region svg:x="2.688cm" svg:y="4.164cm" svg:width="24.217cm" svg:height="12.601cm"/>
          <chart:axis chart:dimension="x" chart:name="primary-x" chart:style-name="ch6" chartooo:axis-type="auto">
            <chartooo:date-scale/>
            <chart:title svg:x="13.384cm" svg:y="17.844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451cm" svg:y="11.288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865">
                <text:p>86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20">
                <text:p>32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91cm" svg:height="19.288cm" xlink:href=".." xlink:type="simple" chart:class="chart:line" chart:style-name="ch1">
        <chart:title svg:x="13.902cm" svg:y="0.451cm" chart:style-name="ch2">
          <text:p>SimPL</text:p>
        </chart:title>
        <chart:subtitle svg:x="8.985cm" svg:y="2.135cm" chart:style-name="ch3">
          <text:p>Fitness of every 10th genertion top performer.</text:p>
        </chart:subtitle>
        <chart:legend svg:x="27.595cm" svg:y="10.074cm" style:legend-expansion="custom" chartooo:width="5.619cm" chartooo:height="0.943cm" style:legend-expansion-aspect-ratio="5.95864262990456" chart:style-name="ch4"/>
        <chart:plot-area chart:style-name="ch5" table:cell-range-address="Sheet1.B2:Sheet1.C11 Sheet1.C1:Sheet1.C1" chart:data-source-has-labels="both" svg:x="1.696cm" svg:y="3.965cm" svg:width="25.396cm" svg:height="13.447cm">
          <chartooo:coordinate-region svg:x="2.688cm" svg:y="4.164cm" svg:width="24.217cm" svg:height="12.601cm"/>
          <chart:axis chart:dimension="x" chart:name="primary-x" chart:style-name="ch6" chartooo:axis-type="auto">
            <chartooo:date-scale/>
            <chart:title svg:x="13.384cm" svg:y="17.844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243cm" svg:y="11.514cm" chart:style-name="ch9">
              <text:p>Fitness</text:p>
            </chart:title>
            <chart:grid chart:style-name="ch8" chart:class="major"/>
          </chart:axi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w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865">
                <text:p>86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220">
                <text:p>32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